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amespaceResolver.notifyNamespaceRemoved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NamespaceResolver.AbstractNamespa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spaceResolver.AbstractNamespaceResolver( boolean supportListen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NamespaceResolver.getQName( String jc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spaceResolver.notifyNamespaceAdded( String prefix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NamespaceResolver.addListener( Namespace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NamespaceResolver.getJCRNam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spaceResolver.removeListener( Namespace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NamespaceResolver.notifyNamespaceRemapped( String oldPrefix , String newPrefix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